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paragraph-properties fo:margin-bottom="0in" style:line-height-at-least="0.1979in" fo:background-color="#1F1F1F"/>
    </style:style>
    <style:style style:name="T5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6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7" style:parent-style-name="Policepardéfaut" style:family="text">
      <style:text-properties style:font-name="Consolas" style:font-name-asian="Times New Roman" fo:color="#DCDCAA" fo:font-size="10.5pt" style:font-size-asian="10.5pt" style:font-size-complex="10.5pt" style:language-asian="fr" style:country-asian="FR"/>
    </style:style>
    <style:style style:name="T8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" style:parent-style-name="Policepardéfaut" style:family="text">
      <style:text-properties style:font-name="Consolas" style:font-name-asian="Times New Roman" fo:color="#9CDCFE" fo:font-size="10.5pt" style:font-size-asian="10.5pt" style:font-size-complex="10.5pt" style:language-asian="fr" style:country-asian="FR"/>
    </style:style>
    <style:style style:name="T10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11" style:parent-style-name="Normal" style:family="paragraph">
      <style:paragraph-properties fo:margin-bottom="0in" style:line-height-at-least="0.1979in" fo:background-color="#1F1F1F"/>
    </style:style>
    <style:style style:name="T12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13" style:parent-style-name="Policepardéfaut" style:family="text">
      <style:text-properties style:font-name="Consolas" style:font-name-asian="Times New Roman" fo:color="#C586C0" fo:font-size="10.5pt" style:font-size-asian="10.5pt" style:font-size-complex="10.5pt" style:language-asian="fr" style:country-asian="FR"/>
    </style:style>
    <style:style style:name="T14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15" style:parent-style-name="Policepardéfaut" style:family="text">
      <style:text-properties style:font-name="Consolas" style:font-name-asian="Times New Roman" fo:color="#CE9178" fo:font-size="10.5pt" style:font-size-asian="10.5pt" style:font-size-complex="10.5pt" style:language-asian="fr" style:country-asian="FR"/>
    </style:style>
    <style:style style:name="T16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17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18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19" style:parent-style-name="Policepardéfaut" style:family="text">
      <style:text-properties style:font-name="Consolas" style:font-name-asian="Times New Roman" fo:color="#4EC9B0" fo:font-size="10.5pt" style:font-size-asian="10.5pt" style:font-size-complex="10.5pt" style:language-asian="fr" style:country-asian="FR"/>
    </style:style>
    <style:style style:name="T20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21" style:parent-style-name="Policepardéfaut" style:family="text">
      <style:text-properties style:font-name="Consolas" style:font-name-asian="Times New Roman" fo:color="#9CDCFE" fo:font-size="10.5pt" style:font-size-asian="10.5pt" style:font-size-complex="10.5pt" style:language-asian="fr" style:country-asian="FR"/>
    </style:style>
    <style:style style:name="T22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23" style:parent-style-name="Policepardéfaut" style:family="text">
      <style:text-properties style:font-name="Consolas" style:font-name-asian="Times New Roman" fo:color="#DCDCAA" fo:font-size="10.5pt" style:font-size-asian="10.5pt" style:font-size-complex="10.5pt" style:language-asian="fr" style:country-asian="FR"/>
    </style:style>
    <style:style style:name="T24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25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26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27" style:parent-style-name="Policepardéfaut" style:family="text">
      <style:text-properties style:font-name="Consolas" style:font-name-asian="Times New Roman" fo:color="#CE9178" fo:font-size="10.5pt" style:font-size-asian="10.5pt" style:font-size-complex="10.5pt" style:language-asian="fr" style:country-asian="FR"/>
    </style:style>
    <style:style style:name="T28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29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30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31" style:parent-style-name="Policepardéfaut" style:family="text">
      <style:text-properties style:font-name="Consolas" style:font-name-asian="Times New Roman" fo:color="#4EC9B0" fo:font-size="10.5pt" style:font-size-asian="10.5pt" style:font-size-complex="10.5pt" style:language-asian="fr" style:country-asian="FR"/>
    </style:style>
    <style:style style:name="T32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33" style:parent-style-name="Policepardéfaut" style:family="text">
      <style:text-properties style:font-name="Consolas" style:font-name-asian="Times New Roman" fo:color="#9CDCFE" fo:font-size="10.5pt" style:font-size-asian="10.5pt" style:font-size-complex="10.5pt" style:language-asian="fr" style:country-asian="FR"/>
    </style:style>
    <style:style style:name="T34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35" style:parent-style-name="Policepardéfaut" style:family="text">
      <style:text-properties style:font-name="Consolas" style:font-name-asian="Times New Roman" fo:color="#DCDCAA" fo:font-size="10.5pt" style:font-size-asian="10.5pt" style:font-size-complex="10.5pt" style:language-asian="fr" style:country-asian="FR"/>
    </style:style>
    <style:style style:name="T36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37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38" style:parent-style-name="Policepardéfaut" style:family="text">
      <style:text-properties style:font-name="Consolas" style:font-name-asian="Times New Roman" fo:color="#CE9178" fo:font-size="10.5pt" style:font-size-asian="10.5pt" style:font-size-complex="10.5pt" style:language-asian="fr" style:country-asian="FR"/>
    </style:style>
    <style:style style:name="P39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4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8pt" style:font-size-asian="18pt" style:font-size-complex="18pt" style:language-asian="fr" style:country-asian="FR" fo:hyphenate="true"/>
    </style:style>
    <style:style style:name="P41" style:parent-style-name="Normal" style:family="paragraph">
      <style:paragraph-properties fo:margin-top="0.0694in" fo:margin-bottom="0.0694in" fo:line-height="100%"/>
      <style:text-properties fo:hyphenate="true"/>
    </style:style>
    <style:style style:name="T42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43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T44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45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T46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47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T48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49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T50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51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52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53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54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55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56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P5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fr" style:country-asian="FR" fo:hyphenate="true"/>
    </style:style>
    <style:style style:name="P5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8pt" style:font-size-asian="18pt" style:font-size-complex="18pt" style:language-asian="fr" style:country-asian="FR" fo:hyphenate="true"/>
    </style:style>
    <style:style style:name="P59" style:parent-style-name="Normal" style:family="paragraph">
      <style:paragraph-properties fo:margin-top="0.0694in" fo:margin-bottom="0.0694in" fo:line-height="100%"/>
      <style:text-properties fo:hyphenate="true"/>
    </style:style>
    <style:style style:name="T60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61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62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63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64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P65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fr" style:country-asian="FR" fo:hyphenate="true"/>
    </style:style>
    <style:style style:name="P66" style:parent-style-name="Normal" style:family="paragraph">
      <style:paragraph-properties fo:margin-top="0.0694in" fo:margin-bottom="0.0694in" fo:line-height="100%"/>
      <style:text-properties fo:hyphenate="true"/>
    </style:style>
    <style:style style:name="T67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T68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69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70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71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72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73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74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P75" style:parent-style-name="Normal" style:family="paragraph">
      <style:paragraph-properties fo:margin-top="0.0694in" fo:margin-bottom="0.0694in" fo:line-height="100%"/>
      <style:text-properties fo:hyphenate="true"/>
    </style:style>
    <style:style style:name="T76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T77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78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79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80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81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P82" style:parent-style-name="Normal" style:family="paragraph">
      <style:paragraph-properties fo:margin-top="0.0694in" fo:margin-bottom="0.0694in" fo:line-height="100%"/>
      <style:text-properties fo:hyphenate="true"/>
    </style:style>
    <style:style style:name="T83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T84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85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86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87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88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89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90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P91" style:parent-style-name="Normal" style:family="paragraph">
      <style:paragraph-properties fo:margin-top="0.0694in" fo:margin-bottom="0.0694in" fo:line-height="100%"/>
      <style:text-properties fo:hyphenate="true"/>
    </style:style>
    <style:style style:name="T92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T93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94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95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96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97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P9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fr" style:country-asian="FR" fo:hyphenate="true"/>
    </style:style>
    <style:style style:name="P99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8pt" style:font-size-asian="18pt" style:font-size-complex="18pt" style:language-asian="fr" style:country-asian="FR" fo:hyphenate="true"/>
    </style:style>
    <style:style style:name="P100" style:parent-style-name="Normal" style:family="paragraph">
      <style:paragraph-properties fo:margin-top="0.0694in" fo:margin-bottom="0.0694in" fo:line-height="100%"/>
      <style:text-properties fo:hyphenate="true"/>
    </style:style>
    <style:style style:name="T101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102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103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104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T105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106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107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108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109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P11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fr" style:country-asian="FR" fo:hyphenate="true"/>
    </style:style>
    <style:style style:name="P111" style:parent-style-name="Normal" style:family="paragraph">
      <style:paragraph-properties fo:margin-top="0.0694in" fo:margin-bottom="0.0694in" fo:line-height="100%"/>
      <style:text-properties fo:hyphenate="true"/>
    </style:style>
    <style:style style:name="T112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T113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114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115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116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117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P118" style:parent-style-name="Normal" style:family="paragraph">
      <style:paragraph-properties fo:margin-top="0.0694in" fo:margin-bottom="0.0694in" fo:line-height="100%"/>
      <style:text-properties fo:hyphenate="true"/>
    </style:style>
    <style:style style:name="T119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T120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121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122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123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124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P125" style:parent-style-name="Normal" style:family="paragraph">
      <style:paragraph-properties fo:margin-top="0.0694in" fo:margin-bottom="0.0694in" fo:line-height="100%"/>
      <style:text-properties fo:hyphenate="true"/>
    </style:style>
    <style:style style:name="T126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T127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128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129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P13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fr" style:country-asian="FR" fo:hyphenate="true"/>
    </style:style>
    <style:style style:name="P131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8pt" style:font-size-asian="18pt" style:font-size-complex="18pt" style:language-asian="fr" style:country-asian="FR" fo:hyphenate="true"/>
    </style:style>
    <style:style style:name="P13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fr" style:country-asian="FR" fo:hyphenate="true"/>
    </style:style>
    <style:style style:name="P133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fr" style:country-asian="FR" fo:hyphenate="true"/>
    </style:style>
    <style:style style:name="P134" style:parent-style-name="Normal" style:family="paragraph">
      <style:paragraph-properties fo:margin-top="0.0694in" fo:margin-bottom="0.0694in" fo:line-height="100%"/>
      <style:text-properties fo:hyphenate="true"/>
    </style:style>
    <style:style style:name="T135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T136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137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138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139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140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141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142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143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144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145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146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147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148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149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150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151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152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153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154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P155" style:parent-style-name="Normal" style:family="paragraph">
      <style:paragraph-properties fo:margin-top="0.0694in" fo:margin-bottom="0.0694in" fo:line-height="100%"/>
      <style:text-properties fo:hyphenate="true"/>
    </style:style>
    <style:style style:name="T156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T157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158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159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160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T161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P162" style:parent-style-name="Normal" style:family="paragraph">
      <style:paragraph-properties fo:margin-top="0.0694in" fo:margin-bottom="0.0694in" fo:line-height="100%"/>
      <style:text-properties fo:hyphenate="true"/>
    </style:style>
    <style:style style:name="T163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T164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165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166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167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168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169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170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171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172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173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174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175" style:parent-style-name="Policepardéfaut" style:family="tex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T176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P17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fr" style:country-asian="FR" fo:hyphenate="true"/>
    </style:style>
    <style:style style:name="P17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fr" style:country-asian="FR" fo:hyphenate="true"/>
    </style:style>
    <style:style style:name="P179" style:parent-style-name="Normal" style:family="paragraph">
      <style:paragraph-properties fo:margin-top="0.0694in" fo:margin-bottom="0.0694in" fo:line-height="100%"/>
      <style:text-properties fo:hyphenate="true"/>
    </style:style>
    <style:style style:name="T180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T181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P182" style:parent-style-name="Normal" style:family="paragraph">
      <style:paragraph-properties fo:margin-top="0.0694in" fo:margin-bottom="0.0694in" fo:line-height="100%"/>
      <style:text-properties fo:hyphenate="true"/>
    </style:style>
    <style:style style:name="T183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T184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P185" style:parent-style-name="Titre2" style:family="paragraph">
      <style:text-properties style:font-name="Arial" style:font-name-complex="Arial"/>
    </style:style>
    <style:style style:name="T186" style:parent-style-name="Policepardéfaut" style:family="text">
      <style:text-properties style:font-name="Arial" style:font-name-complex="Arial"/>
    </style:style>
  </office:automatic-styles>
  <office:body>
    <office:text text:use-soft-page-breaks="true">
      <text:p text:style-name="P1">TP-5 : POO en Python</text:p>
      <text:p text:style-name="P2">Question :</text:p>
      <text:p text:style-name="P3">Exercice 1</text:p>
      <text:p text:style-name="Normal">2) Ce que fait print(p1) :<text:s/></text:p>
      <text:p text:style-name="Normal">Elle revoie la methode __str__ de la class Point2D.</text:p>
      <text:p text:style-name="Normal">Elle me donne l’emplacement de la mémoire, correction on crée une méthode __str__ et on met le return et on n’oublie pas les parenthèses des getters<text:s/>et des setters.</text:p>
      <text:p text:style-name="P4"><text:span text:style-name="T5">def</text:span><text:span text:style-name="T6"><text:s/></text:span><text:span text:style-name="T7">__str__</text:span><text:span text:style-name="T8">(</text:span><text:span text:style-name="T9">self</text:span><text:span text:style-name="T10">):</text:span></text:p>
      <text:p text:style-name="P11"><text:span text:style-name="T12">       <text:s/></text:span><text:span text:style-name="T13">return</text:span><text:span text:style-name="T14"><text:s/></text:span><text:span text:style-name="T15">"("</text:span><text:span text:style-name="T16"><text:s/></text:span><text:span text:style-name="T17">+</text:span><text:span text:style-name="T18"><text:s/></text:span><text:span text:style-name="T19">str</text:span><text:span text:style-name="T20">(</text:span><text:span text:style-name="T21">self</text:span><text:span text:style-name="T22">.</text:span><text:span text:style-name="T23">_get_x</text:span><text:span text:style-name="T24">())<text:s/></text:span><text:span text:style-name="T25">+</text:span><text:span text:style-name="T26"><text:s/></text:span><text:span text:style-name="T27">", "</text:span><text:span text:style-name="T28"><text:s/></text:span><text:span text:style-name="T29">+</text:span><text:span text:style-name="T30"><text:s/></text:span><text:span text:style-name="T31">str</text:span><text:span text:style-name="T32">(</text:span><text:span text:style-name="T33">self</text:span><text:span text:style-name="T34">.</text:span><text:span text:style-name="T35">_get_y</text:span><text:span text:style-name="T36">())<text:s/></text:span><text:span text:style-name="T37">+</text:span><text:span text:style-name="T38">")"</text:span></text:p>
      <text:p text:style-name="Normal"/>
      <text:p text:style-name="Normal"/>
      <text:p text:style-name="P39">Compte rendu :</text:p>
      <text:h text:style-name="P40" text:outline-level="2">Introduction</text:h>
      <text:p text:style-name="P41"><text:span text:style-name="T42">L'objectif de ce projet était de mettre en pratique les concepts fondamentaux de la<text:s/></text:span><text:span text:style-name="T43">POO</text:span><text:span text:style-name="T44"><text:s/>en Python, notamment l'</text:span><text:span text:style-name="T45">encapsulation</text:span><text:span text:style-name="T46">, l'</text:span><text:span text:style-name="T47">héritage</text:span><text:span text:style-name="T48"><text:s/>et la<text:s/></text:span><text:span text:style-name="T49">surcharge d'opérateurs</text:span><text:span text:style-name="T50">. J'ai d'abord implémenté des classes de géométrie (</text:span><text:span text:style-name="T51">Point2D</text:span><text:span text:style-name="T52"><text:s/>et<text:s/></text:span><text:span text:style-name="T53">Point3D</text:span><text:span text:style-name="T54">), puis une classe mathématique plus complexe (</text:span><text:span text:style-name="T55">Rationnel</text:span><text:span text:style-name="T56">) capable de gérer des fractions et des exceptions.</text:span></text:p>
      <text:p text:style-name="P57"/>
      <text:h text:style-name="P58" text:outline-level="2">1. La Classe Point2D</text:h>
      <text:p text:style-name="P59"><text:span text:style-name="T60">J'ai conçu la classe<text:s/></text:span><text:span text:style-name="T61">Point2D</text:span><text:span text:style-name="T62"><text:s/>pour représenter des coordonnées cartésiennes (x, y)</text:span><text:span text:style-name="T63"><text:s/></text:span><text:span text:style-name="T64">dans un plan.</text:span></text:p>
      <text:h text:style-name="P65" text:outline-level="3">Implémentations Clés :</text:h>
      <text:list text:style-name="LFO1" text:continue-numbering="true">
        <text:list-item>
          <text:p text:style-name="P66"><text:span text:style-name="T67">Encapsulation</text:span><text:span text:style-name="T68"><text:s/>: J'ai utilisé des attributs privés (ex:<text:s/></text:span><text:span text:style-name="T69">__x</text:span><text:span text:style-name="T70">) avec des accesseurs et modifieurs (</text:span><text:span text:style-name="T71">get_x</text:span><text:span text:style-name="T72">,<text:s/></text:span><text:span text:style-name="T73">set_x</text:span><text:span text:style-name="T74">) pour protéger les données.</text:span></text:p>
        </text:list-item>
        <text:list-item>
          <text:p text:style-name="P75"><text:span text:style-name="T76">Méthodes Géométriques</text:span><text:span text:style-name="T77"><text:s/>: J'ai intégré une méthode<text:s/></text:span><text:span text:style-name="T78">deplace</text:span><text:span text:style-name="T79"><text:s/>pour la translation et une méthode<text:s/></text:span><text:span text:style-name="T80">distance</text:span><text:span text:style-name="T81"><text:s/>utilisant la formule euclidienne.</text:span></text:p>
        </text:list-item>
        <text:list-item>
          <text:p text:style-name="P82"><text:span text:style-name="T83">Propriétés (Getters calculés)</text:span><text:span text:style-name="T84"><text:s/>: J'ai ajouté des propriétés<text:s/></text:span><text:span text:style-name="T85">@property</text:span><text:span text:style-name="T86"><text:s/>pour<text:s/></text:span><text:span text:style-name="T87">rho</text:span><text:span text:style-name="T88"><text:s/>(distance à l'origine) et<text:s/></text:span><text:span text:style-name="T89">theta</text:span><text:span text:style-name="T90"><text:s/>(angle en degrés), permettant un accès simple aux coordonnées polaires.</text:span></text:p>
        </text:list-item>
        <text:list-item>
          <text:p text:style-name="P91"><text:span text:style-name="T92">Méthodes Spéciales</text:span><text:span text:style-name="T93"><text:s/>: J'ai surchargé<text:s/></text:span><text:span text:style-name="T94">__str__</text:span><text:span text:style-name="T95"><text:s/>pour un affichage clair de la forme $(x, y)$ et<text:s/></text:span><text:span text:style-name="T96">__eq__</text:span><text:span text:style-name="T97"><text:s/>pour comparer les coordonnées de deux points.</text:span></text:p>
        </text:list-item>
      </text:list>
      <text:p text:style-name="P98"/>
      <text:soft-page-break/>
      <text:h text:style-name="P99" text:outline-level="2">2. La Classe Point3D (Héritage)</text:h>
      <text:p text:style-name="P100"><text:span text:style-name="T101">Pour la classe<text:s/></text:span><text:span text:style-name="T102">Point3D</text:span><text:span text:style-name="T103">, j'ai utilisé l'</text:span><text:span text:style-name="T104">héritage</text:span><text:span text:style-name="T105"><text:s/>pour étendre les capacités de<text:s/></text:span><text:span text:style-name="T106">Point2D</text:span><text:span text:style-name="T107"><text:s/>en y ajoutant une coordonnée<text:s/></text:span><text:span text:style-name="T108">z</text:span><text:span text:style-name="T109">.</text:span></text:p>
      <text:h text:style-name="P110" text:outline-level="3">Points Forts de l'Héritage :</text:h>
      <text:list text:style-name="LFO2" text:continue-numbering="true">
        <text:list-item>
          <text:p text:style-name="P111"><text:span text:style-name="T112">Réutilisation du code</text:span><text:span text:style-name="T113"><text:s/>: J'ai fait appel à<text:s/></text:span><text:span text:style-name="T114">super().__init__(x, y)</text:span><text:span text:style-name="T115"><text:s/>pour initialiser les coordonnées de base et<text:s/></text:span><text:span text:style-name="T116">super().distance(p)</text:span><text:span text:style-name="T117"><text:s/>pour simplifier les calculs de distance en 3D.</text:span></text:p>
        </text:list-item>
        <text:list-item>
          <text:p text:style-name="P118"><text:span text:style-name="T119">Extension Géométrique</text:span><text:span text:style-name="T120"><text:s/>: J'ai ajouté des calculs spécifiques à la 3D, comme le rayon cylindrique (</text:span><text:span text:style-name="T121">r_xy</text:span><text:span text:style-name="T122">) et l'angle polaire (</text:span><text:span text:style-name="T123">phi</text:span><text:span text:style-name="T124">).</text:span></text:p>
        </text:list-item>
        <text:list-item>
          <text:p text:style-name="P125"><text:span text:style-name="T126">Compteur d'Instances</text:span><text:span text:style-name="T127"><text:s/>: Chaque classe possède son propre attribut de classe<text:s/></text:span><text:span text:style-name="T128">nb_points</text:span><text:span text:style-name="T129">, me permettant de suivre séparément le nombre de points 2D et 3D créés.</text:span></text:p>
        </text:list-item>
      </text:list>
      <text:p text:style-name="P130"/>
      <text:h text:style-name="P131" text:outline-level="2">3. La Classe Rationnel</text:h>
      <text:p text:style-name="P132">Dans cette dernière partie, j'ai créé une classe permettant de manipuler des fractions $p/q$.</text:p>
      <text:h text:style-name="P133" text:outline-level="3">Fonctionnalités Mathématiques :</text:h>
      <text:list text:style-name="LFO3" text:continue-numbering="true">
        <text:list-item>
          <text:p text:style-name="P134"><text:span text:style-name="T135">Surcharge d'Opérateurs</text:span><text:span text:style-name="T136"><text:s/>: J'ai implémenté les méthodes spéciales (</text:span><text:span text:style-name="T137">__add__</text:span><text:span text:style-name="T138">,<text:s/></text:span><text:span text:style-name="T139">__sub__</text:span><text:span text:style-name="T140">,<text:s/></text:span><text:span text:style-name="T141">__mul__</text:span><text:span text:style-name="T142">,<text:s/></text:span><text:span text:style-name="T143">__truediv__</text:span><text:span text:style-name="T144">) pour permettre d'additionner ou multiplier des objets<text:s/></text:span><text:span text:style-name="T145">Rationnel</text:span><text:span text:style-name="T146"><text:s/>directement avec les symboles<text:s/></text:span><text:span text:style-name="T147">+</text:span><text:span text:style-name="T148">,<text:s/></text:span><text:span text:style-name="T149">-</text:span><text:span text:style-name="T150">,<text:s/></text:span><text:span text:style-name="T151">*</text:span><text:span text:style-name="T152">,<text:s/></text:span><text:span text:style-name="T153">/</text:span><text:span text:style-name="T154">.</text:span></text:p>
        </text:list-item>
        <text:list-item>
          <text:p text:style-name="P155"><text:span text:style-name="T156">Simplification</text:span><text:span text:style-name="T157"><text:s/>: J'ai intégré une méthode<text:s/></text:span><text:span text:style-name="T158">simplifier()</text:span><text:span text:style-name="T159"><text:s/>s'appuyant sur le calcul du<text:s/></text:span><text:span text:style-name="T160">PGCD</text:span><text:span text:style-name="T161"><text:s/>pour réduire les fractions.</text:span></text:p>
        </text:list-item>
        <text:list-item>
          <text:p text:style-name="P162"><text:span text:style-name="T163">Comparaisons</text:span><text:span text:style-name="T164"><text:s/>: Tous les opérateurs logiques (</text:span><text:span text:style-name="T165">&lt;</text:span><text:span text:style-name="T166">,<text:s/></text:span><text:span text:style-name="T167">&gt;</text:span><text:span text:style-name="T168">,<text:s/></text:span><text:span text:style-name="T169">&lt;=</text:span><text:span text:style-name="T170">,<text:s/></text:span><text:span text:style-name="T171">&gt;=</text:span><text:span text:style-name="T172">,<text:s/></text:span><text:span text:style-name="T173">==</text:span><text:span text:style-name="T174">,<text:s/></text:span><text:span text:style-name="T175">!=</text:span><text:span text:style-name="T176">) ont été surchargés pour comparer la valeur réelle des fractions.</text:span></text:p>
        </text:list-item>
      </text:list>
      <text:h text:style-name="P177" text:outline-level="3">Gestion des Erreurs (Exceptions) :</text:h>
      <text:p text:style-name="P178">J'ai renforcé la robustesse de mon code en gérant deux types d'erreurs critiques dans le constructeur :</text:p>
      <text:list text:style-name="LFO4" text:continue-numbering="true">
        <text:list-item>
          <text:p text:style-name="P179"><text:span text:style-name="T180">ZeroDivisionError</text:span><text:span text:style-name="T181"><text:s/>: Levée si l'utilisateur tente de créer un dénominateur nul.</text:span></text:p>
        </text:list-item>
        <text:list-item>
          <text:p text:style-name="P182"><text:span text:style-name="T183">TypeError</text:span><text:span text:style-name="T184"><text:s/>: Levée si le numérateur ou le dénominateur ne sont pas des entiers.</text:span></text:p>
        </text:list-item>
      </text:list>
      <text:h text:style-name="P185" text:outline-level="2">Conclusion</text:h>
      <text:p text:style-name="NormalWeb"><text:span text:style-name="T186">Ce travail m'a permis de maîtriser la syntaxe Python pour la POO. J'ai réussi à créer des structures de données cohérentes, capables de se comporter comme des types natifs grâce à la surcharge d'opérateurs, tout en assurant la validité des données par une gestion rigoureuse des exception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fr" style:country-asian="FR" fo:hyphenate="true"/>
    </style:style>
    <style:style style:name="Titre3" style:display-name="Titre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fr" style:country-asian="FR" fo:hyphenate="tru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2Car" style:display-name="Titre 2 Car" style:family="text" style:parent-style-name="Policepardéfau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Titre3Car" style:display-name="Titre 3 Car" style:family="text" style:parent-style-name="Policepardéfau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citation-71" style:display-name="citation-71" style:family="text" style:parent-style-name="Policepardéfaut"/>
    <style:style style:name="citation-70" style:display-name="citation-70" style:family="text" style:parent-style-name="Policepardéfaut"/>
    <style:style style:name="citation-69" style:display-name="citation-69" style:family="text" style:parent-style-name="Policepardéfaut"/>
    <style:style style:name="math-inline" style:display-name="math-inline" style:family="text" style:parent-style-name="Policepardéfaut"/>
    <style:style style:name="citation-68" style:display-name="citation-68" style:family="text" style:parent-style-name="Policepardéfaut"/>
    <style:style style:name="citation-67" style:display-name="citation-67" style:family="text" style:parent-style-name="Policepardéfaut"/>
    <style:style style:name="citation-66" style:display-name="citation-66" style:family="text" style:parent-style-name="Policepardéfaut"/>
    <style:style style:name="citation-65" style:display-name="citation-65" style:family="text" style:parent-style-name="Policepardéfaut"/>
    <style:style style:name="citation-64" style:display-name="citation-64" style:family="text" style:parent-style-name="Policepardéfaut"/>
    <style:style style:name="citation-63" style:display-name="citation-63" style:family="text" style:parent-style-name="Policepardéfaut"/>
    <style:style style:name="citation-62" style:display-name="citation-62" style:family="text" style:parent-style-name="Policepardéfaut"/>
    <style:style style:name="citation-61" style:display-name="citation-61" style:family="text" style:parent-style-name="Policepardéfaut"/>
    <style:style style:name="citation-60" style:display-name="citation-60" style:family="text" style:parent-style-name="Policepardéfaut"/>
    <style:style style:name="citation-59" style:display-name="citation-59" style:family="text" style:parent-style-name="Policepardéfaut"/>
    <style:style style:name="citation-58" style:display-name="citation-58" style:family="text" style:parent-style-name="Policepardéfaut"/>
    <style:style style:name="citation-57" style:display-name="citation-57" style:family="text" style:parent-style-name="Policepardéfaut"/>
    <style:style style:name="citation-56" style:display-name="citation-56" style:family="text" style:parent-style-name="Policepardéfaut"/>
    <style:style style:name="citation-55" style:display-name="citation-55" style:family="text" style:parent-style-name="Policepardéfaut"/>
    <style:style style:name="citation-54" style:display-name="citation-54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en Abdallah Akram</meta:initial-creator>
    <dc:creator>Ben Abdallah Akram</dc:creator>
    <meta:creation-date>2026-03-23T10:02:00Z</meta:creation-date>
    <dc:date>2026-04-04T13:13:00Z</dc:date>
    <meta:template xlink:href="Normal.dotm" xlink:type="simple"/>
    <meta:editing-cycles>9</meta:editing-cycles>
    <meta:editing-duration>PT3060S</meta:editing-duration>
    <meta:document-statistic meta:page-count="2" meta:paragraph-count="6" meta:word-count="514" meta:character-count="3336" meta:row-count="23" meta:non-whitespace-character-count="2828"/>
  </office:meta>
</office:document-meta>
</file>